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8d03" officeooo:paragraph-rsid="000e8d03"/>
    </style:style>
    <style:style style:name="P2" style:family="paragraph" style:parent-style-name="Standard">
      <style:text-properties officeooo:rsid="000e8d03" officeooo:paragraph-rsid="0011d5e6"/>
    </style:style>
    <style:style style:name="P3" style:family="paragraph" style:parent-style-name="Standard">
      <style:text-properties officeooo:rsid="000f525a" officeooo:paragraph-rsid="000f525a"/>
    </style:style>
    <style:style style:name="P4" style:family="paragraph" style:parent-style-name="Standard">
      <style:text-properties officeooo:paragraph-rsid="0011024b"/>
    </style:style>
    <style:style style:name="P5" style:family="paragraph" style:parent-style-name="Standard">
      <style:text-properties officeooo:rsid="0011d5e6" officeooo:paragraph-rsid="0011d5e6"/>
    </style:style>
    <style:style style:name="P6" style:family="paragraph" style:parent-style-name="Standard">
      <style:text-properties officeooo:rsid="0011d5e6" officeooo:paragraph-rsid="0011d5e6"/>
    </style:style>
    <style:style style:name="P7" style:family="paragraph" style:parent-style-name="Standard">
      <style:text-properties officeooo:rsid="000f525a" officeooo:paragraph-rsid="000f525a"/>
    </style:style>
    <style:style style:name="P8" style:family="paragraph" style:parent-style-name="Standard">
      <style:text-properties officeooo:rsid="0012b5b6" officeooo:paragraph-rsid="0014092e"/>
    </style:style>
    <style:style style:name="T1" style:family="text">
      <style:text-properties officeooo:rsid="000cf44d"/>
    </style:style>
    <style:style style:name="T2" style:family="text">
      <style:text-properties officeooo:rsid="000f185c"/>
    </style:style>
    <style:style style:name="T3" style:family="text">
      <style:text-properties officeooo:rsid="0011024b"/>
    </style:style>
    <style:style style:name="T4" style:family="text">
      <style:text-properties officeooo:rsid="0011d5e6"/>
    </style:style>
    <style:style style:name="T5" style:family="text">
      <style:text-properties officeooo:rsid="001409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t sync<text:line-break/><text:line-break/>0 0 0 0 0 0 0 0 </text:p>
      <text:p text:style-name="P4">0 0 0 0 0 0 0</text:p>
      <text:p text:style-name="Standard"/>
      <text:p text:style-name="Standard">Frame sync</text:p>
      <text:p text:style-name="Standard"/>
      <text:p text:style-name="Standard">0 0 0 1 0 1 1 1 1</text:p>
      <text:p text:style-name="Standard"><text:line-break/><text:line-break/>These 61 bits are always the same:<text:line-break/><text:line-break/>1 <text:s text:c="4"/>1 <text:s text:c="4"/>0 <text:s text:c="4"/>1 <text:s text:c="4"/>0 <text:s text:c="4"/>1 <text:s text:c="4"/>0 <text:s text:c="4"/>1 <text:s text:c="4"/>0 <text:s text:c="4"/>0 <text:s text:c="4"/>1 <text:s text:c="4"/>0 <text:s text:c="4"/>0 <text:s text:c="4"/>1 <text:s text:c="4"/>1 <text:s text:c="4"/>1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1 <text:s text:c="4"/>0 <text:s text:c="4"/>1 <text:s text:c="4"/>0 <text:s text:c="4"/>0 <text:s text:c="4"/>1 <text:s text:c="4"/>1 <text:s text:c="4"/>0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1<text:line-break/></text:p>
      <text:p text:style-name="Standard">and the stable BCH-1 code:<text:line-break/><text:line-break/>0 0 0 1 0 0 0 0 0 0 0 1 1 0 0 1 0 1 0 1 1</text:p>
      <text:p text:style-name="Standard"><text:line-break/>so let’s make a header vector out of these somehow?</text:p>
      <text:p text:style-name="Standard"/>
      <text:p text:style-name="Standard">0 0 0 0 0 0 0 0 <text:tab/><text:span text:style-name="T1">0</text:span></text:p>
      <text:p text:style-name="Standard">0 0 0 0 0 0 0 0 <text:tab/><text:span text:style-name="T1">0</text:span></text:p>
      <text:p text:style-name="Standard">0 0 1 0 1 1 1 1 <text:tab/><text:span text:style-name="T3">47</text:span></text:p>
      <text:p text:style-name="Standard">1 1 0 1 0 1 0 1<text:tab/><text:tab/><text:span text:style-name="T1">213</text:span></text:p>
      <text:p text:style-name="Standard">0 0 1 0 0 1 1 1<text:tab/><text:tab/><text:span text:style-name="T1">39</text:span></text:p>
      <text:p text:style-name="Standard">1 0 0 0 0 0 0 0<text:tab/><text:tab/><text:span text:style-name="T1">128</text:span></text:p>
      <text:p text:style-name="Standard">0 0 0 0 0 0 0 0<text:tab/><text:tab/><text:span text:style-name="T1">0</text:span></text:p>
      <text:p text:style-name="Standard">0 0 0 0 0 0 0 1<text:tab/><text:tab/><text:span text:style-name="T1">1</text:span></text:p>
      <text:p text:style-name="Standard">0 1 0 0 1 1 0 1<text:tab/><text:tab/><text:span text:style-name="T1">77</text:span></text:p>
      <text:p text:style-name="Standard">0 0 0 0 0 0 0 0 <text:tab/><text:span text:style-name="T1">0</text:span></text:p>
      <text:p text:style-name="Standard">0 0 0 0 1 0 0 0<text:tab/><text:tab/><text:span text:style-name="T1">8</text:span></text:p>
      <text:p text:style-name="Standard">1 0 0 0 0 0 0 0<text:tab/><text:tab/><text:span text:style-name="T1">128</text:span></text:p>
      <text:p text:style-name="Standard">1 1 0 0 1 0 1 0<text:tab/><text:tab/><text:span text:style-name="T1">202</text:span></text:p>
      <text:p text:style-name="Standard">1 1<text:tab/><text:tab/><text:tab/>?<text:tab/><text:line-break/></text:p>
      <text:p text:style-name="Standard">how to get 106 bits out of byte vector?</text:p>
      <text:p text:style-name="Standard"/>
      <text:p text:style-name="P1">Well, we can’t. But, we can build up a new packet every time. We’ll just have 13 flowgraph<text:span text:style-name="T2">s, with 18 bytes of data for each. <text:line-break/></text:span></text:p>
      <text:p text:style-name="P5">message_sd</text:p>
      <text:p text:style-name="P1">0000000000000000001011111101010100100111100000000000000000000001010011010000000000001000100000001100101011000100000110110111010101100000010111001</text:p>
      <text:p text:style-name="P2"><text:line-break/><text:span text:style-name="T4">message_sd_2_errors</text:span></text:p>
      <text:p text:style-name="P5">0000000000000000001011111101010100100111100000000000000000000001010011010000000000001000100000001100101011000100000110110111111101100000010111001</text:p>
      <text:p text:style-name="P1"><text:soft-page-break/></text:p>
      <text:p text:style-name="P3"/>
      <text:p text:style-name="P3"/>
      <text:p text:style-name="P3">message_citg =</text:p>
      <text:p text:style-name="P3"/>
      <text:p text:style-name="P3"><text:s text:c="2"/>Columns 1 through 14</text:p>
      <text:p text:style-name="P3"/>
      <text:p text:style-name="P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3"/>
      <text:p text:style-name="P3"><text:s text:c="2"/>Columns 15 through 28</text:p>
      <text:p text:style-name="P3"/>
      <text:p text:style-name="P3"><text:s text:c="5"/>0 <text:s text:c="4"/>0 <text:s text:c="4"/>0 <text:s text:c="4"/>0 <text:s text:c="4"/>1 <text:s text:c="4"/>0 <text:s text:c="4"/>1 <text:s text:c="4"/>1 <text:s text:c="4"/>1 <text:s text:c="4"/>1 <text:s text:c="4"/>1 <text:s text:c="4"/>1 <text:s text:c="4"/>0 <text:s text:c="4"/>1</text:p>
      <text:p text:style-name="P3"/>
      <text:p text:style-name="P3"><text:s text:c="2"/>Columns 29 through 42</text:p>
      <text:p text:style-name="P3"/>
      <text:p text:style-name="P3"><text:s text:c="5"/>0 <text:s text:c="4"/>1 <text:s text:c="4"/>0 <text:s text:c="4"/>1 <text:s text:c="4"/>0 <text:s text:c="4"/>0 <text:s text:c="4"/>1 <text:s text:c="4"/>0 <text:s text:c="4"/>0 <text:s text:c="4"/>1 <text:s text:c="4"/>1 <text:s text:c="4"/>1 <text:s text:c="4"/>1 <text:s text:c="4"/>0</text:p>
      <text:p text:style-name="P3"/>
      <text:p text:style-name="P3"><text:s text:c="2"/>Columns 43 through 56</text:p>
      <text:p text:style-name="P3"/>
      <text:p text:style-name="P3"><text:s text:c="5"/>0 <text:s text:c="4"/>0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3"/>
      <text:p text:style-name="P3"><text:s text:c="2"/>Columns 57 through 70</text:p>
      <text:p text:style-name="P3"/>
      <text:p text:style-name="P3"><text:s text:c="5"/>0 <text:s text:c="4"/>0 <text:s text:c="4"/>0 <text:s text:c="4"/>0 <text:s text:c="4"/>0 <text:s text:c="4"/>0 <text:s text:c="4"/>0 <text:s text:c="4"/>1 <text:s text:c="4"/>0 <text:s text:c="4"/>1 <text:s text:c="4"/>0 <text:s text:c="4"/>0 <text:s text:c="4"/>1 <text:s text:c="4"/>1</text:p>
      <text:p text:style-name="P3"/>
      <text:p text:style-name="P3"><text:s text:c="2"/>Columns 71 through 84</text:p>
      <text:p text:style-name="P3"/>
      <text:p text:style-name="P3"><text:s text:c="5"/>0 <text:s text:c="4"/>1 <text:s text:c="4"/>0 <text:s text:c="4"/>0 <text:s text:c="4"/>0 <text:s text:c="4"/>0 <text:s text:c="4"/>0 <text:s text:c="4"/>0 <text:s text:c="4"/>0 <text:s text:c="4"/>0 <text:s text:c="4"/>0 <text:s text:c="4"/>0 <text:s text:c="4"/>0 <text:s text:c="4"/>0</text:p>
      <text:p text:style-name="P3"/>
      <text:p text:style-name="P3"><text:s text:c="2"/>Columns 85 through 98</text:p>
      <text:p text:style-name="P3"/>
      <text:p text:style-name="P3"><text:s text:c="5"/>1 <text:s text:c="4"/>0 <text:s text:c="4"/>0 <text:s text:c="4"/>0 <text:s text:c="4"/>1 <text:s text:c="4"/>0 <text:s text:c="4"/>0 <text:s text:c="4"/>0 <text:s text:c="4"/>0 <text:s text:c="4"/>0 <text:s text:c="4"/>0 <text:s text:c="4"/>0 <text:s text:c="4"/>1 <text:s text:c="4"/>1</text:p>
      <text:p text:style-name="P3"/>
      <text:p text:style-name="P3"><text:s text:c="2"/>Columns 99 through 112</text:p>
      <text:p text:style-name="P3"/>
      <text:p text:style-name="P3"><text:s text:c="5"/>0 <text:s text:c="4"/>0 <text:s text:c="4"/>1 <text:s text:c="4"/>0 <text:s text:c="4"/>1 <text:s text:c="4"/>0 <text:s text:c="4"/>1 <text:s text:c="4"/>1 <text:s text:c="4"/>0 <text:s text:c="4"/>0 <text:s text:c="4"/>0 <text:s text:c="4"/>1 <text:s text:c="4"/>0 <text:s text:c="4"/>1</text:p>
      <text:p text:style-name="P3"/>
      <text:p text:style-name="P3"><text:s text:c="2"/>Columns 113 through 126</text:p>
      <text:p text:style-name="P3"/>
      <text:p text:style-name="P3"><text:s text:c="5"/>0 <text:s text:c="4"/>1 <text:s text:c="4"/>1 <text:s text:c="4"/>0 <text:s text:c="4"/>1 <text:s text:c="4"/>0 <text:s text:c="4"/>1 <text:s text:c="4"/>1 <text:s text:c="4"/>0 <text:s text:c="4"/>1 <text:s text:c="4"/>1 <text:s text:c="4"/>1 <text:s text:c="4"/>1 <text:s text:c="4"/>0</text:p>
      <text:p text:style-name="P3"/>
      <text:p text:style-name="P3"><text:s text:c="2"/>Columns 127 through 140</text:p>
      <text:p text:style-name="P3"/>
      <text:p text:style-name="P3"><text:s text:c="5"/>0 <text:s text:c="4"/>0 <text:s text:c="4"/>1 <text:s text:c="4"/>0 <text:s text:c="4"/>1 <text:s text:c="4"/>0 <text:s text:c="4"/>1 <text:s text:c="4"/>0 <text:s text:c="4"/>0 <text:s text:c="4"/>1 <text:s text:c="4"/>1 <text:s text:c="4"/>1 <text:s text:c="4"/>1 <text:s text:c="4"/>1</text:p>
      <text:p text:style-name="P3"/>
      <text:p text:style-name="P3"><text:s text:c="2"/>Columns 141 through 144</text:p>
      <text:p text:style-name="P3"/>
      <text:p text:style-name="P3"><text:s text:c="5"/>1 <text:s text:c="4"/>1 <text:s text:c="4"/>1 <text:s text:c="4"/>1</text:p>
      <text:p text:style-name="P3"/>
      <text:p text:style-name="P3"><text:soft-page-break/></text:p>
      <text:p text:style-name="P3"/>
      <text:p text:style-name="P8">22 is <text:s text:c="8"/>(0.707 + 0.707j), (-0.707 – 0.707j), <text:s/>(0.707 + 0.707j), (-0.707 – 0.707j),</text:p>
      <text:p text:style-name="P8">22 is <text:s text:c="8"/><text:span text:style-name="T5">(</text:span>0.707 + 0.707j<text:span text:style-name="T5">)</text:span>, <text:span text:style-name="T5">(</text:span>-0.707 – 0.707j<text:span text:style-name="T5">)</text:span>, <text:s/><text:span text:style-name="T5">(</text:span>0.707 + 0.707j<text:span text:style-name="T5">)</text:span>, <text:span text:style-name="T5">(</text:span>-0.707 – 0.707j<text:span text:style-name="T5">)</text:span>,<text:line-break/><text:line-break/>dd is <text:s text:c="8"/>(0.707 – 0.707j), (-0.707 + 0.707j), (0.707 – 0.707j), (-0.707 +0.707j),<text:line-break/>dd is <text:s text:c="8"/><text:span text:style-name="T5">(</text:span>0.707 – 0.707j<text:span text:style-name="T5">)</text:span>, <text:span text:style-name="T5">(</text:span>-0.707 + 0.707j<text:span text:style-name="T5">)</text:span>, <text:span text:style-name="T5">(</text:span>0.707 – 0.707j<text:span text:style-name="T5">)</text:span>, <text:span text:style-name="T5">(</text:span>-0.707 +0.707j<text:span text:style-name="T5">)</text:span>,<text:line-break/><text:line-break/><text:span text:style-name="T5">[</text:span>(0.707 + 0.707j), (-0.707 – 0.707j), <text:s/>(0.707 + 0.707j), (-0.707 – 0.707j), (0.707 – 0.707j), (-0.707 + 0.707j), (0.707 – 0.707j), (-0.707 +0.707j), (0.707 + 0.707j), (-0.707 – 0.707j), <text:s/>(0.707 + 0.707j), (-0.707 – 0.707j), (0.707 – 0.707j), (-0.707 + 0.707j), (0.707 – 0.707j), (-0.707 +0.707j), (0.707 – 0.707j), (-0.707 + 0.707j), (0.707 – 0.707j), (-0.707 +0.707j), (0.707 + 0.707j), (-0.707 – 0.707j), <text:s/>(0.707 + 0.707j), (-0.707 – 0.707j), (0.707 – 0.707j), (-0.707 + 0.707j), (0.707 – 0.707j), (-0.707 +0.707j), (0.707 + 0.707j), (-0.707 – 0.707j), <text:s/>(0.707 + 0.707j), (-0.707 – 0.707j), (0.707 + 0.707j), (-0.707 – 0.707j), <text:s/>(0.707 + 0.707j), (-0.707 – 0.707j), (0.707 + 0.707j), (-0.707 – 0.707j), <text:s/>(0.707 + 0.707j), (-0.707 – 0.707j), (0.707 + 0.707j), (-0.707 – 0.707j), <text:s/>(0.707 + 0.707j), (-0.707 – 0.707j), (0.707 + 0.707j), (-0.707 – 0.707j), <text:s/>(0.707 + 0.707j), (-0.707 – 0.707j), (0.707 – 0.707j), (-0.707 + 0.707j), (0.707 – 0.707j), (-0.707 +0.707j), (0.707 – 0.707j), (-0.707 + 0.707j), (0.707 – 0.707j), (-0.707 +0.707j), (0.707 – 0.707j), (-0.707 + 0.707j), (0.707 – 0.707j), (-0.707 +0.707j), (0.707 – 0.707j), (-0.707 + 0.707j), (0.707 – 0.707j), (-0.707 +0.707j), (0.707 – 0.707j), (-0.707 + 0.707j), (0.707 – 0.707j), (-0.707 +0.707j), (0.707 + 0.707j), (-0.707 – 0.707j), <text:s/>(0.707 + 0.707j), (-0.707 – 0.707j), (0.707 – 0.707j), (-0.707 + 0.707j), (0.707 – 0.707j), (-0.707 +0.707j), (0.707 – 0.707j), (-0.707 + 0.707j), (0.707 – 0.707j), (-0.707 +0.707j), (0.707 – 0.707j), (-0.707 + 0.707j), (0.707 – 0.707j), (-0.707 +0.707j), (0.707 – 0.707j), (-0.707 + 0.707j), (0.707 – 0.707j), (-0.707 +0.707j), (0.707 – 0.707j), (-0.707 + 0.707j), (0.707 – 0.707j), (-0.707 +0.707j), (0.707 + 0.707j), (-0.707 – 0.707j), <text:s/>(0.707 + 0.707j), (-0.707 – 0.707j), (0.707 + 0.707j), (-0.707 – 0.707j), <text:s/>(0.707 + 0.707j), (-0.707 – 0.707j), (0.707 – 0.707j), (-0.707 + 0.707j), (0.707 – 0.707j), (-0.707 +0.707j), (0.707 – 0.707j), (-0.707 + 0.707j), (0.707 – 0.707j), (-0.707 +0.707j), (0.707 + 0.707j), (-0.707 – 0.707j), <text:s/>(0.707 + 0.707j), (-0.707 – 0.707j), (0.707 + 0.707j), (-0.707 – 0.707j), <text:s/>(0.707 + 0.707j), (-0.707 – 0.707j), (0.707 – 0.707j), (-0.707 + 0.707j), (0.707 – 0.707j), (-0.707 +0.707j), (0.707 – 0.707j), (-0.707 + 0.707j), (0.707 – 0.707j), (-0.707 +0.707j), <text:span text:style-name="T5">(</text:span>0.707 + 0.707j<text:span text:style-name="T5">)</text:span>, <text:span text:style-name="T5">(</text:span>-0.707 – 0.707j<text:span text:style-name="T5">)</text:span>, <text:s/><text:span text:style-name="T5">(</text:span>0.707 + 0.707j<text:span text:style-name="T5">)</text:span>, <text:span text:style-name="T5">(</text:span>-0.707 – 0.707j<text:span text:style-name="T5">)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8:55:43.182901221</meta:creation-date>
    <dc:date>2020-08-23T18:44:42.482716214</dc:date>
    <meta:editing-duration>PT2H31M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828" meta:character-count="5180" meta:non-whitespace-character-count="3405"/>
  </office:meta>
</office:document-meta>
</file>